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fo:background-color="transparent" style:shadow="none" style:may-break-between-rows="true" table:border-model="collapsing">
        <style:background-image/>
      </style:table-properties>
    </style:style>
    <style:style style:name="Tabelle1.A" style:family="table-column">
      <style:table-column-properties style:column-width="5.667cm" style:rel-column-width="21845*"/>
    </style:style>
    <style:style style:name="Tabelle1.1" style:family="table-row">
      <style:table-row-properties fo:background-color="transparent" fo:keep-together="auto">
        <style:background-image/>
      </style:table-row-properties>
    </style:style>
    <style:style style:name="Tabelle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elle1.C1" style:family="table-cell">
      <style:table-cell-properties fo:background-color="#729fcf" fo:padding="0.097cm" fo:border="0.5pt solid #000000"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C2" style:family="table-cell" style:data-style-name="N2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5" style:family="table-row">
      <style:table-row-properties fo:keep-together="auto"/>
    </style:style>
    <style:style style:name="Tabelle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7" style:family="table-row">
      <style:table-row-properties fo:keep-together="auto"/>
    </style:style>
    <style:style style:name="Tabelle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10" style:family="table-row">
      <style:table-row-properties fo:keep-together="auto"/>
    </style:style>
    <style:style style:name="Tabelle1.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13" style:family="table-row">
      <style:table-row-properties fo:keep-together="auto"/>
    </style:style>
    <style:style style:name="Tabelle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16" style:family="table-row">
      <style:table-row-properties fo:keep-together="auto"/>
    </style:style>
    <style:style style:name="Tabelle1.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19" style:family="table-row">
      <style:table-row-properties fo:keep-together="auto"/>
    </style:style>
    <style:style style:name="Tabelle1.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rsid="000f8d36" officeooo:paragraph-rsid="000f8d36"/>
    </style:style>
    <style:style style:name="P2" style:family="paragraph" style:parent-style-name="Standard">
      <style:text-properties style:font-name="Arial1" fo:font-style="italic" style:text-underline-style="solid" style:text-underline-width="auto" style:text-underline-color="font-color" fo:font-weight="bold" officeooo:rsid="000f8d36" officeooo:paragraph-rsid="000f8d36" style:font-style-asian="italic" style:font-weight-asian="bold" style:font-style-complex="italic" style:font-weight-complex="bold"/>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d676" officeooo:paragraph-rsid="0010d676"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d701" officeooo:paragraph-rsid="0010d70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a9ea" officeooo:paragraph-rsid="0011a9e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07d0" officeooo:paragraph-rsid="001307d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0cda" officeooo:paragraph-rsid="00140cd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bb9a" officeooo:paragraph-rsid="0014bb9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ad3d" officeooo:paragraph-rsid="0015ad3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0d676" officeooo:paragraph-rsid="0010d676"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0d701" officeooo:paragraph-rsid="0010d70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0f8d36" officeooo:paragraph-rsid="000f8d36" style:font-size-asian="12pt" style:font-style-asian="italic" style:font-weight-asian="bold" style:font-size-complex="12pt" style:font-style-complex="italic"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10d676" officeooo:paragraph-rsid="0010d676" style:font-size-asian="12pt" style:font-style-asian="italic" style:font-weight-asian="bold" style:font-size-complex="12pt" style:font-style-complex="italic"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rsid="000f8d36" officeooo:paragraph-rsid="000f8d3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0d701"/>
    </style:style>
    <style:style style:name="T2" style:family="text">
      <style:text-properties officeooo:rsid="0011a9ea"/>
    </style:style>
    <style:style style:name="T3" style:family="text">
      <style:text-properties officeooo:rsid="001307d0"/>
    </style:style>
    <style:style style:name="T4" style:family="text">
      <style:text-properties officeooo:rsid="00140cda"/>
    </style:style>
    <number:number-style style:name="N20000" number:language="de" number:country="DE">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raktionskonzept nach Interaktionsprinzipien und deren Ausprägungen nach der ISO-Norm 9241-110 für YuGiOh-React Anwendung mit Responsive Design:</text:p>
      <text:p text:style-name="P1"/>
      <text:p text:style-name="P1"/>
      <text:p text:style-name="P1"/>
      <table:table table:name="Tabelle1" table:style-name="Tabelle1" table:template-name="Default Style">
        <table:table-column table:style-name="Tabelle1.A" table:number-columns-repeated="3"/>
        <table:table-row table:style-name="Tabelle1.1">
          <table:table-cell table:style-name="Tabelle1.A1" office:value-type="string">
            <text:p text:style-name="P15">Interaktionsprinzip</text:p>
          </table:table-cell>
          <table:table-cell table:style-name="Tabelle1.A1" office:value-type="string">
            <text:p text:style-name="P15">Ausprägung </text:p>
          </table:table-cell>
          <table:table-cell table:style-name="Tabelle1.C1" office:value-type="string">
            <text:p text:style-name="P15">Anwendungsbeispiel</text:p>
          </table:table-cell>
        </table:table-row>
        <table:table-row table:style-name="Tabelle1.2">
          <table:table-cell table:style-name="Tabelle1.A2" table:number-rows-spanned="3" office:value-type="string">
            <text:p text:style-name="P13">Aufgabenangemessenheit</text:p>
          </table:table-cell>
          <table:table-cell table:style-name="Tabelle1.B2" office:value-type="string">
            <text:p text:style-name="P11">Identifizierbarkeit der unterstützenden Aufgaben</text:p>
            <text:p text:style-name="P4">Das System hilft dem Benutzer festzustellen, inwieweit seine Aufgaben durch das System unterstützt werden</text:p>
          </table:table-cell>
          <table:table-cell table:style-name="Tabelle1.C2">
            <text:p text:style-name="P3"/>
          </table:table-cell>
        </table:table-row>
        <table:table-row table:style-name="TableLine1342963537632">
          <table:covered-table-cell table:style-name="Tabelle1.A2"/>
          <table:table-cell table:style-name="Tabelle1.B3" office:value-type="string">
            <text:p text:style-name="P11">Aufwandsoptimierung bei der Aufgabenerledigung</text:p>
            <text:p text:style-name="P10">Das System lässt den Benutzer die Schritte machen, die aus Benutzersicht wirklich erforderlich sind, und erspart dem Benutzer jegliche überflüssigen Schritte.</text:p>
          </table:table-cell>
          <table:table-cell table:style-name="Tabelle1.C2">
            <text:p text:style-name="P3"/>
          </table:table-cell>
        </table:table-row>
        <table:table-row table:style-name="TableLine1342963537632">
          <table:covered-table-cell table:style-name="Tabelle1.A2"/>
          <table:table-cell table:style-name="Tabelle1.B4" office:value-type="string">
            <text:p text:style-name="P11">Standardauswahlmöglichkeiten (Defaults)</text:p>
            <text:p text:style-name="P10">Das System bietet Defaults, wo immer dies sinnvoll möglich ist.</text:p>
          </table:table-cell>
          <table:table-cell table:style-name="Tabelle1.C2">
            <text:p text:style-name="P3"/>
          </table:table-cell>
        </table:table-row>
        <table:table-row table:style-name="Tabelle1.5">
          <table:table-cell table:style-name="Tabelle1.A2" table:number-rows-spanned="2" office:value-type="string">
            <text:p text:style-name="P13">Selbstbeschreibung</text:p>
          </table:table-cell>
          <table:table-cell table:style-name="Tabelle1.B5" office:value-type="string">
            <text:p text:style-name="P11">Vorhandensein und Offensichtlichkeit von Informationen </text:p>
            <text:p text:style-name="P9">Angezeigte Informationen sind für den Benutzer unmittelbar auffindbar und verständlich.</text:p>
          </table:table-cell>
          <table:table-cell table:style-name="Tabelle1.C2">
            <text:p text:style-name="P3"/>
          </table:table-cell>
        </table:table-row>
        <table:table-row table:style-name="TableLine1342963537632">
          <table:covered-table-cell table:style-name="Tabelle1.A2"/>
          <table:table-cell table:style-name="Tabelle1.B6" office:value-type="string">
            <text:p text:style-name="P11">Eindeutige Anzeige des Systemstatus</text:p>
            <text:p text:style-name="P9">Der Benutzer erkennt jederzeit, ob das System arbeitet und was es tut bzw. ob Eingaben oder Auswahlen durch den Benutzer erforderlich sind.</text:p>
          </table:table-cell>
          <table:table-cell table:style-name="Tabelle1.C2">
            <text:p text:style-name="P3"/>
          </table:table-cell>
        </table:table-row>
        <table:table-row table:style-name="Tabelle1.7">
          <table:table-cell table:style-name="Tabelle1.A2" table:number-rows-spanned="3" office:value-type="string">
            <text:p text:style-name="P13">Steuerbarkeit</text:p>
          </table:table-cell>
          <table:table-cell table:style-name="Tabelle1.B7" office:value-type="string">
            <text:p text:style-name="P11">Unterbrechbarkeit</text:p>
            <text:p text:style-name="P9">Der Benutzer kann die Aufgabenerledigung unterbrechen, um an anderer Stelle weiterzuarbeiten bzw. die Aufgabenerledigung später fortzusetzen.</text:p>
          </table:table-cell>
          <table:table-cell table:style-name="Tabelle1.C2">
            <text:p text:style-name="P3"/>
          </table:table-cell>
        </table:table-row>
        <table:table-row table:style-name="TableLine1342963537632">
          <table:covered-table-cell table:style-name="Tabelle1.A2"/>
          <table:table-cell table:style-name="Tabelle1.B8" office:value-type="string">
            <text:p text:style-name="P11">Flexibilität</text:p>
            <text:p text:style-name="P9">Der Benutzer kann unterschiedliche Interaktionsmittel wählen, um zum Ziel zu kommen.</text:p>
          </table:table-cell>
          <table:table-cell table:style-name="Tabelle1.C2">
            <text:p text:style-name="P3"/>
          </table:table-cell>
        </table:table-row>
        <table:table-row table:style-name="TableLine1342963537632">
          <table:covered-table-cell table:style-name="Tabelle1.A2"/>
          <table:table-cell table:style-name="Tabelle1.B9" office:value-type="string">
            <text:p text:style-name="P11">Individualisierbarkeit</text:p>
            <text:p text:style-name="P9">Der Benutzer kann die Benutzungsschnittstelle so anpassen, dass eine optimale Aufgabenerledigung, gemäß individueller Erfordernisse möglich ist.</text:p>
          </table:table-cell>
          <table:table-cell table:style-name="Tabelle1.C2">
            <text:p text:style-name="P3"/>
          </table:table-cell>
        </table:table-row>
        <table:table-row table:style-name="Tabelle1.10">
          <table:table-cell table:style-name="Tabelle1.A2" table:number-rows-spanned="3" office:value-type="string">
            <text:p text:style-name="P13">Erwartungskonformität</text:p>
          </table:table-cell>
          <table:table-cell table:style-name="Tabelle1.B10" office:value-type="string">
            <text:p text:style-name="P11">Systemverhalten/-reaktionen wie erwartet</text:p>
            <text:p text:style-name="P8">Das System verhält sich immer so, wie die Benutzer es aus der aktuellen Aufgabe heraus erwarten.</text:p>
          </table:table-cell>
          <table:table-cell table:style-name="Tabelle1.C2">
            <text:p text:style-name="P3"/>
          </table:table-cell>
        </table:table-row>
        <table:table-row table:style-name="TableLine1342963537632">
          <table:covered-table-cell table:style-name="Tabelle1.A2"/>
          <table:table-cell table:style-name="Tabelle1.B11" office:value-type="string">
            <text:p text:style-name="P11">Konsistenz (intern und extern)</text:p>
            <text:p text:style-name="P7">Das System ist bezüglich seiner Darstellung und seines Verhaltens einheitlich gestaltet (interne Konsistenz) und nutzt, wo immer sinnvoll, auch Darstellungsformen und Verhaltensweisen, die dem Benutzer aus anderen Systemen vertraut sind(externe Konsistenz).</text:p>
          </table:table-cell>
          <table:table-cell table:style-name="Tabelle1.C2">
            <text:p text:style-name="P3"/>
          </table:table-cell>
        </table:table-row>
        <table:table-row table:style-name="TableLine1342963537632">
          <table:covered-table-cell table:style-name="Tabelle1.A2"/>
          <table:table-cell table:style-name="Tabelle1.B12" office:value-type="string">
            <text:p text:style-name="P11">Änderungen im Nutzungskontext werden erkannt</text:p>
            <text:p text:style-name="P7">Das System stellt,fest dass sich im Nutzungskontext (z.B. physische Umgebung) die Bedingungen verändert haben und passt sich hieran an.</text:p>
          </table:table-cell>
          <table:table-cell table:style-name="Tabelle1.C2">
            <text:p text:style-name="P3"/>
          </table:table-cell>
        </table:table-row>
        <table:table-row table:style-name="Tabelle1.13">
          <table:table-cell table:style-name="Tabelle1.A2" table:number-rows-spanned="3" office:value-type="string">
            <text:p text:style-name="P13">Robustheit gegen Benutzungsfehler</text:p>
          </table:table-cell>
          <table:table-cell table:style-name="Tabelle1.B13" office:value-type="string">
            <text:p text:style-name="P11">Benutzungsfehlervermeidung</text:p>
            <text:p text:style-name="P7">Durch das System vorhersehbare Benutzungsfehler werden durch geeignete Gestaltung unterbunden</text:p>
          </table:table-cell>
          <table:table-cell table:style-name="Tabelle1.C2">
            <text:p text:style-name="P3"/>
          </table:table-cell>
        </table:table-row>
        <table:table-row table:style-name="TableLine1342963537632">
          <table:covered-table-cell table:style-name="Tabelle1.A2"/>
          <table:table-cell table:style-name="Tabelle1.B14" office:value-type="string">
            <text:p text:style-name="P11">Benutzungsfehlertoleranz</text:p>
            <text:p text:style-name="P7">Gemachte Benutzungsfehler werden vom System erkannt und wenn möglich automatisch korrigiert bzw. Eingaben und Auswahlen trotz erkannter Fehler richtig verarbeitet</text:p>
          </table:table-cell>
          <table:table-cell table:style-name="Tabelle1.C2">
            <text:p text:style-name="P3"/>
          </table:table-cell>
        </table:table-row>
        <table:table-row table:style-name="TableLine1342963537632">
          <table:covered-table-cell table:style-name="Tabelle1.A2"/>
          <table:table-cell table:style-name="Tabelle1.B15" office:value-type="string">
            <text:p text:style-name="P11">Fehlermanagement</text:p>
            <text:p text:style-name="P7">Bei gemachten Benutzungsfehlern, die <text:soft-page-break/>systemseitig nicht korrigierbar sind, wird der Benutzer bei der effizienten Fehlerbehebung unterstützt.</text:p>
          </table:table-cell>
          <table:table-cell table:style-name="Tabelle1.C2">
            <text:p text:style-name="P3"/>
          </table:table-cell>
        </table:table-row>
        <table:table-row table:style-name="Tabelle1.16">
          <table:table-cell table:style-name="Tabelle1.A2" table:number-rows-spanned="3" office:value-type="string">
            <text:p text:style-name="P13">Benutzerbindung</text:p>
          </table:table-cell>
          <table:table-cell table:style-name="Tabelle1.B16" office:value-type="string">
            <text:p text:style-name="P11">Motivation</text:p>
            <text:p text:style-name="P6">Bedienfunktionen <text:span text:style-name="T3">sind ansprechend und einladend gestaltet</text:span></text:p>
          </table:table-cell>
          <table:table-cell table:style-name="Tabelle1.C2">
            <text:p text:style-name="P3"/>
          </table:table-cell>
        </table:table-row>
        <table:table-row table:style-name="TableLine1342963537632">
          <table:covered-table-cell table:style-name="Tabelle1.A2"/>
          <table:table-cell table:style-name="Tabelle1.B17" office:value-type="string">
            <text:p text:style-name="P11">Vertrauenswürdigkeit</text:p>
            <text:p text:style-name="P5">Das Sy<text:span text:style-name="T2">stem vermittelt dem Benutzer glaubwürdig, dass durch die Nutzung keine Risiken für den Benutzer entstehen.</text:span></text:p>
          </table:table-cell>
          <table:table-cell table:style-name="Tabelle1.C2">
            <text:p text:style-name="P3"/>
          </table:table-cell>
        </table:table-row>
        <table:table-row table:style-name="TableLine1342963537632">
          <table:covered-table-cell table:style-name="Tabelle1.A2"/>
          <table:table-cell table:style-name="Tabelle1.B18" office:value-type="string">
            <text:p text:style-name="P11">Integration <text:s/>der Benu<text:span text:style-name="T1">t</text:span>zer</text:p>
            <text:p text:style-name="P5">Benu<text:span text:style-name="T4">t</text:span>zer können direkt an der Benutzungsschnit<text:span text:style-name="T4">t</text:span>stelle Verbesserungsvorschläge machen und werden informiert, wie mit dem jeweiligen Verbesserungsvorschlag umgegangen wird.</text:p>
          </table:table-cell>
          <table:table-cell table:style-name="Tabelle1.C2">
            <text:p text:style-name="P3"/>
          </table:table-cell>
        </table:table-row>
        <table:table-row table:style-name="Tabelle1.19">
          <table:table-cell table:style-name="Tabelle1.A2" table:number-rows-spanned="3" office:value-type="string">
            <text:p text:style-name="P14">Erlernbarkeit</text:p>
          </table:table-cell>
          <table:table-cell table:style-name="Tabelle1.B19" office:value-type="string">
            <text:p text:style-name="P11">Unterstü<text:span text:style-name="T1">t</text:span>zung <text:span text:style-name="T1">beim Entdecken von Bedienfunktion</text:span></text:p>
            <text:p text:style-name="P5">Das System ist so gestaltet. Dass der Benutzer aktiv auf unbekannte Bedienfunktionen aufmerksam gemacht wird und so effizient mit dem System arbeiten kann.</text:p>
          </table:table-cell>
          <table:table-cell table:style-name="Tabelle1.C2">
            <text:p text:style-name="P3"/>
          </table:table-cell>
        </table:table-row>
        <table:table-row table:style-name="TableLine1342963537632">
          <table:covered-table-cell table:style-name="Tabelle1.A2"/>
          <table:table-cell table:style-name="Tabelle1.B20" office:value-type="string">
            <text:p text:style-name="P12">Unterstützung beim Ausprobieren von Bedienfunktion</text:p>
            <text:p text:style-name="P5">Das System ist so gestaltet, dass der Benutzer bisher unbekannte Bedienfunktionen ausprobieren kann, ohne dass dies negative Konsequenzen hat</text:p>
          </table:table-cell>
          <table:table-cell table:style-name="Tabelle1.C2">
            <text:p text:style-name="P3"/>
          </table:table-cell>
        </table:table-row>
        <table:table-row table:style-name="TableLine1342963537632">
          <table:covered-table-cell table:style-name="Tabelle1.A2"/>
          <table:table-cell table:style-name="Tabelle1.B21" office:value-type="string">
            <text:p text:style-name="P12">Unterstützung beim Erinnern und Wiedererkennen von Bedienfunktionen</text:p>
            <text:p text:style-name="P5">Das System ist so gestaltet, dass der Benutzer bei Bedienfunktionen, die er vor längerer Zeit genutzt hat bzw. die er nur gelegentlich nutzt sofort erinnert, wie diese zu nutzen sind, und keine erneute <text:soft-page-break/>Einarbeitung notwendig ist.</text:p>
          </table:table-cell>
          <table:table-cell table:style-name="Tabelle1.C2">
            <text:p text:style-name="P3"/>
          </table:table-cell>
        </table:table-row>
      </table:table>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8T08:04:49.876000000</meta:creation-date>
    <dc:date>2024-03-08T09:05:52.925000000</dc:date>
    <meta:editing-duration>PT26M20S</meta:editing-duration>
    <meta:editing-cycles>4</meta:editing-cycles>
    <meta:generator>LibreOffice/7.3.3.2$Windows_X86_64 LibreOffice_project/d1d0ea68f081ee2800a922cac8f79445e4603348</meta:generator>
    <meta:document-statistic meta:table-count="1" meta:image-count="0" meta:object-count="0" meta:page-count="4" meta:paragraph-count="51" meta:word-count="437" meta:character-count="3671" meta:non-whitespace-character-count="3282"/>
  </office:meta>
</office:document-meta>
</file>